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HttpMessageConverter4.readInternal( Class &lt; ?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.writeInternal( Object object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.read( Type type , Class &lt; ? &gt; contextClass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.canWrite( Type type , Class &lt; ? &gt; clazz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.canRead( Type type , Class &lt; ? &gt; contextClass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.write( Object o , Type type , MediaType contentType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